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778in" fo:margin-left="0.5069in" table:align="left"/>
    </style:style>
    <style:style style:name="Table1.A" style:family="table-column">
      <style:table-column-properties style:column-width="0.8479in"/>
    </style:style>
    <style:style style:name="Table1.B" style:family="table-column">
      <style:table-column-properties style:column-width="5.0299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 Light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tyle="italic" fo:font-weight="bold" officeooo:rsid="001dd465" officeooo:paragraph-rsid="001dd465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 Light" fo:font-style="italic" fo:font-weight="bold" officeooo:rsid="001fcd47" officeooo:paragraph-rsid="001fcd47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Calibri Light" officeooo:rsid="001fcd47" officeooo:paragraph-rsid="001fcd47"/>
    </style:style>
    <style:style style:name="P6" style:family="paragraph" style:parent-style-name="Text_20_body">
      <style:paragraph-properties fo:text-align="justify" style:justify-single-word="false"/>
      <style:text-properties officeooo:rsid="001fcd47" officeooo:paragraph-rsid="001fcd47"/>
    </style:style>
    <style:style style:name="P7" style:family="paragraph" style:parent-style-name="Standard">
      <style:paragraph-properties fo:text-align="justify" style:justify-single-word="false"/>
      <style:text-properties style:font-name="Calibri Light" officeooo:rsid="00304693" officeooo:paragraph-rsid="00304693"/>
    </style:style>
    <style:style style:name="P8" style:family="paragraph" style:parent-style-name="Standard">
      <style:paragraph-properties fo:text-align="justify" style:justify-single-word="false"/>
      <style:text-properties style:font-name="Calibri Light" officeooo:paragraph-rsid="00366c0f"/>
    </style:style>
    <style:style style:name="P9" style:family="paragraph" style:parent-style-name="Table_20_Contents">
      <style:paragraph-properties fo:text-align="justify" style:justify-single-word="false"/>
      <style:text-properties style:font-name="Calibri Light" officeooo:rsid="002b7d51" officeooo:paragraph-rsid="002b7d51"/>
    </style:style>
    <style:style style:name="P10" style:family="paragraph" style:parent-style-name="Table_20_Contents">
      <style:paragraph-properties fo:text-align="justify" style:justify-single-word="false"/>
      <style:text-properties style:font-name="Calibri Light" fo:font-weight="bold" officeooo:rsid="002b7d51" officeooo:paragraph-rsid="002b7d51" style:font-weight-asian="bold" style:font-weight-complex="bold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1fcd47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weight="bold" officeooo:rsid="001fcd47" officeooo:paragraph-rsid="001fcd47" style:font-weight-asian="bold" style:font-weight-complex="bold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fcd47" officeooo:paragraph-rsid="001fcd47"/>
    </style:style>
    <style:style style:name="P14" style:family="paragraph" style:parent-style-name="Text_20_body">
      <style:paragraph-properties fo:text-align="justify" style:justify-single-word="false"/>
      <style:text-properties style:font-name="Calibri Light" fo:font-weight="normal" officeooo:rsid="001fcd47" officeooo:paragraph-rsid="001fcd47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Calibri Light" fo:font-weight="normal" officeooo:rsid="00209700" officeooo:paragraph-rsid="001fcd47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Calibri Light"/>
    </style:style>
    <style:style style:name="P17" style:family="paragraph" style:parent-style-name="Text_20_body">
      <style:paragraph-properties fo:text-align="justify" style:justify-single-word="false"/>
      <style:text-properties style:font-name="Calibri Light" officeooo:paragraph-rsid="00280d86"/>
    </style:style>
    <style:style style:name="P18" style:family="paragraph" style:parent-style-name="Text_20_body">
      <style:paragraph-properties fo:text-align="justify" style:justify-single-word="false"/>
      <style:text-properties style:font-name="Calibri Light" officeooo:paragraph-rsid="002b7d51"/>
    </style:style>
    <style:style style:name="P19" style:family="paragraph" style:parent-style-name="Text_20_body">
      <style:paragraph-properties fo:text-align="justify" style:justify-single-word="false"/>
      <style:text-properties style:font-name="Calibri Light" officeooo:paragraph-rsid="002f2d95"/>
    </style:style>
    <style:style style:name="P20" style:family="paragraph" style:parent-style-name="Text_20_body">
      <style:paragraph-properties fo:text-align="justify" style:justify-single-word="false"/>
      <style:text-properties style:font-name="Calibri Light" officeooo:paragraph-rsid="002f4170"/>
    </style:style>
    <style:style style:name="P21" style:family="paragraph" style:parent-style-name="Text_20_body">
      <style:paragraph-properties fo:text-align="justify" style:justify-single-word="false"/>
      <style:text-properties style:font-name="Calibri Light" officeooo:paragraph-rsid="00304693"/>
    </style:style>
    <style:style style:name="P22" style:family="paragraph" style:parent-style-name="Text_20_body">
      <style:paragraph-properties fo:text-align="justify" style:justify-single-word="false"/>
      <style:text-properties style:font-name="Calibri Light" officeooo:paragraph-rsid="003208d0"/>
    </style:style>
    <style:style style:name="P23" style:family="paragraph" style:parent-style-name="Text_20_body">
      <style:paragraph-properties fo:text-align="justify" style:justify-single-word="false"/>
      <style:text-properties style:font-name="Calibri Light" fo:font-style="normal" fo:font-weight="normal" officeooo:paragraph-rsid="002b7d51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Calibri Light" fo:font-style="normal" fo:font-weight="normal" officeooo:rsid="002bbdac" officeooo:paragraph-rsid="002bbdac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Calibri Light" fo:font-style="normal" fo:font-weight="normal" officeooo:rsid="002bbdac" officeooo:paragraph-rsid="002cb714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Calibri Light" fo:font-style="normal" fo:font-weight="normal" officeooo:rsid="002e1713" officeooo:paragraph-rsid="002ecdc9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Calibri Light" fo:font-style="normal" fo:font-weight="normal" officeooo:rsid="002ecdc9" officeooo:paragraph-rsid="002ecdc9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Calibri Light" officeooo:rsid="00304693" officeooo:paragraph-rsid="00304693"/>
    </style:style>
    <style:style style:name="P29" style:family="paragraph" style:parent-style-name="Text_20_body">
      <style:paragraph-properties fo:text-align="justify" style:justify-single-word="false"/>
      <style:text-properties style:font-name="Calibri Light" officeooo:rsid="00304693" officeooo:paragraph-rsid="003208d0"/>
    </style:style>
    <style:style style:name="P30" style:family="paragraph" style:parent-style-name="Text_20_body">
      <style:paragraph-properties fo:text-align="justify" style:justify-single-word="false"/>
      <style:text-properties style:font-name="Calibri Light" officeooo:rsid="00304693" officeooo:paragraph-rsid="00366c0f"/>
    </style:style>
    <style:style style:name="P31" style:family="paragraph" style:parent-style-name="Text_20_body">
      <style:paragraph-properties fo:text-align="justify" style:justify-single-word="false"/>
      <style:text-properties style:font-name="Calibri Light" officeooo:rsid="00304693" officeooo:paragraph-rsid="00383d06"/>
    </style:style>
    <style:style style:name="T1" style:family="text">
      <style:text-properties officeooo:rsid="001dd465"/>
    </style:style>
    <style:style style:name="T2" style:family="text">
      <style:text-properties style:font-name="Calibri Light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fo:font-weight="bold" officeooo:rsid="001fcd47" style:font-weight-asian="bold" style:font-weight-complex="bold"/>
    </style:style>
    <style:style style:name="T5" style:family="text">
      <style:text-properties style:font-name="Calibri Light" fo:font-weight="normal" style:font-weight-asian="normal" style:font-weight-complex="normal"/>
    </style:style>
    <style:style style:name="T6" style:family="text">
      <style:text-properties style:font-name="Calibri Light" fo:font-weight="normal" officeooo:rsid="001fcd47" style:font-weight-asian="normal" style:font-weight-complex="normal"/>
    </style:style>
    <style:style style:name="T7" style:family="text">
      <style:text-properties style:font-name="Calibri Light" fo:font-weight="normal" officeooo:rsid="00209700" style:font-weight-asian="normal" style:font-weight-complex="normal"/>
    </style:style>
    <style:style style:name="T8" style:family="text">
      <style:text-properties officeooo:rsid="00209700"/>
    </style:style>
    <style:style style:name="T9" style:family="text">
      <style:text-properties officeooo:rsid="0022068f"/>
    </style:style>
    <style:style style:name="T10" style:family="text">
      <style:text-properties officeooo:rsid="0022c426"/>
    </style:style>
    <style:style style:name="T11" style:family="text">
      <style:text-properties officeooo:rsid="0023bf5d"/>
    </style:style>
    <style:style style:name="T12" style:family="text">
      <style:text-properties officeooo:rsid="0023cb4b"/>
    </style:style>
    <style:style style:name="T13" style:family="text">
      <style:text-properties officeooo:rsid="0025c7c9"/>
    </style:style>
    <style:style style:name="T14" style:family="text">
      <style:text-properties officeooo:rsid="00267c60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80d86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b7d51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f2d9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0469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208d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67c6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66c0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83d06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officeooo:rsid="003208d0" style:font-style-asian="italic" style:font-weight-asian="normal" style:font-style-complex="italic" style:font-weight-complex="normal"/>
    </style:style>
    <style:style style:name="T25" style:family="text">
      <style:text-properties fo:font-style="normal" officeooo:rsid="00267c60" style:font-style-asian="normal" style:font-style-complex="normal"/>
    </style:style>
    <style:style style:name="T26" style:family="text">
      <style:text-properties fo:font-style="normal" officeooo:rsid="00280d86" style:font-style-asian="normal" style:font-style-complex="normal"/>
    </style:style>
    <style:style style:name="T27" style:family="text">
      <style:text-properties fo:font-style="normal" officeooo:rsid="0028fca4" style:font-style-asian="normal" style:font-style-complex="normal"/>
    </style:style>
    <style:style style:name="T28" style:family="text">
      <style:text-properties fo:font-style="normal" officeooo:rsid="002a0f2b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80d8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f2d95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ecdc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f417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f92c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e171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0c52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208d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3d7b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66c0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68a7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83d0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officeooo:rsid="002f4170" style:font-style-asian="normal" style:font-weight-asian="bold" style:font-style-complex="normal" style:font-weight-complex="bold"/>
    </style:style>
    <style:style style:name="T43" style:family="text">
      <style:text-properties officeooo:rsid="002b7d51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cb714" style:font-weight-asian="bold" style:font-weight-complex="bold"/>
    </style:style>
    <style:style style:name="T46" style:family="text">
      <style:text-properties officeooo:rsid="002cb714"/>
    </style:style>
    <style:style style:name="T47" style:family="text">
      <style:text-properties officeooo:rsid="002d809b"/>
    </style:style>
    <style:style style:name="T48" style:family="text">
      <style:text-properties officeooo:rsid="002ecdc9"/>
    </style:style>
    <style:style style:name="T49" style:family="text">
      <style:text-properties officeooo:rsid="002f2d9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ÍNCIPIOS DE ORIENTAÇÃO A OBJETOS</text:p>
      <text:p text:style-name="P1">JAVASCRIPT COM PROTOTYPES <text:span text:style-name="T10">by Anderson Martins (www.atmm.dev)</text:span></text:p>
      <text:p text:style-name="P1"/>
      <text:p text:style-name="P4">INTRODUÇÃO</text:p>
      <text:p text:style-name="P4"/>
      <text:p text:style-name="P5"><text:tab/>A programação orientada à objetos, sempre foi associada a linguagens que normalmente são ensinadas nas escolas e universidades, como C#, C++ e Java, que tem classes como base para esse tipo de programação.</text:p>
      <text:p text:style-name="P5"><text:tab/>Os padrões de design <text:span text:style-name="T12">(Design Pattern)</text:span> comuns da indústria da programação também reforçam o conceito baseado em classes. No entanto, a<text:span text:style-name="T1">ntes do ECMAScript 2015 (ES6) não existiam classes, então focare</text:span><text:span text:style-name="T11">i</text:span><text:span text:style-name="T1"> em prototypes </text:span><text:span text:style-name="T8">ou simplesmente protótipos</text:span><text:span text:style-name="T1">, </text:span>f<text:span text:style-name="T8">i</text:span>cando assim confuso ao <text:span text:style-name="T9">se</text:span> trabalhar com JavaScript.</text:p>
      <text:p text:style-name="P5"/>
      <text:p text:style-name="P5"><text:tab/>As linguagens orientadas à objetos apresentam algumas características:</text:p>
      <text:list text:style-name="L1">
        <text:list-item>
          <text:p text:style-name="P11"><text:span text:style-name="T4">ENCAPSULAMENTO: </text:span><text:span text:style-name="T6">Os dados podem ser agrupados com funcionalidades que operam sobre eles. Essa é basicamente a definição de um objeto.</text:span></text:p>
        </text:list-item>
        <text:list-item>
          <text:p text:style-name="P12"><text:span text:style-name="T2">AGREGAÇÃO:</text:span><text:span text:style-name="T5"> Um objeto pode referenciar um outro objeto.</text:span></text:p>
        </text:list-item>
        <text:list-item>
          <text:p text:style-name="P12"><text:span text:style-name="T2">HERANÇA: </text:span><text:span text:style-name="T5">Um objeto recém-criado tem as mesmas características que outro objeto sem duplicar as mesmas funcionalidades explicitamente.</text:span></text:p>
        </text:list-item>
        <text:list-item>
          <text:p text:style-name="P13"><text:span text:style-name="T3">POLIMORFISMO: </text:span><text:span text:style-name="T5">Uma interface pode ser implementada por múltiplos objetos.</text:span></text:p>
        </text:list-item>
      </text:list>
      <text:p text:style-name="P14"><text:tab/></text:p>
      <text:p text:style-name="P6"><text:span text:style-name="T5"><text:tab/>O JavaScript apresenta todas essas características, mas, como a linguagem não abrange o conceito de classes, algumas delas não são implementadas exatamente da maneira que você imaginaria. </text:span><text:span text:style-name="T7">Um olhar mais profundo na linguagem, no entanto, revela a existência de objetos por meio do uso da notação de ponto (.)</text:span></text:p>
      <text:p text:style-name="P15"><text:tab/>Muitas linguagens orientadas à objetos usam a notação de ponto para acessar propriedades e métodos de objetos, e no JavaScript, sintaticamente, ocorre o mesmo. Deixaremos para trás as noções de classes e herança baseada em classes, e conheceremos a herança baseada em protótipos e as funções construtoras que se comportam de modo semelhante.</text:p>
      <text:p text:style-name="P3"/>
      <text:p text:style-name="P3">TIPOS PRIMITIVOS E DE REFERÊNCIA</text:p>
      <text:p text:style-name="P3"/>
      <text:p text:style-name="P16"><text:tab/>Em vez de definir as classes <text:span text:style-name="T1">desde o início, com JavaScript você pode simplesmente escrever código e criar as estruturas de dados à medida que precisar delas. </text:span><text:span text:style-name="T13">Para facilitar a transição a partir de linguagens orientadas à objetos tradicionais, em JavaScript, os objetos constituem a parte central da linguagem. Quase todos os dados em JavaScript são um objeto ou são acessados por meio deles.</text:span></text:p>
      <text:p text:style-name="P16"><text:soft-page-break/><text:tab/><text:span text:style-name="T14">De fato, que até as funções (para as quais, em linguagens tradicionais, é preciso dfazer alguns malabarismos para obter referências) são representadas como objeto em JavaScript, o que as tornam </text:span><text:span text:style-name="T21">funções de primeira-classe (Function First-Class)</text:span><text:span text:style-name="T25">. </text:span><text:span text:style-name="T26">Trabalhar com objetos e entendê-los são aspectos fundamentais para compreender JavaScript como um todo.</text:span></text:p>
      <text:p text:style-name="P16"><text:span text:style-name="T26"/></text:p>
      <text:p text:style-name="P17"><text:span text:style-name="T16">O QUE SÃO TIPOS?</text:span></text:p>
      <text:p text:style-name="P17"><text:span text:style-name="T16"><text:tab/></text:span><text:span text:style-name="T30">O JavaScript utiliza dois tipos: </text:span><text:span text:style-name="T16">primitivos</text:span><text:span text:style-name="T30"> e </text:span><text:span text:style-name="T16">de referência</text:span><text:span text:style-name="T30">. Os tipos primitivos são armazenados como tipos de dados simples. Os tipos de referência são armazenados como objetos e, na verdade, são apenas referências a posições de memória.</text:span></text:p>
      <text:p text:style-name="P16"><text:span text:style-name="T26"><text:tab/></text:span><text:span text:style-name="T27">Os tipos primitivos no JavaScript, são tratados como tipos de referências para fazer com que a linguagem seja mais consistente para o desenvolvedor. </text:span><text:span text:style-name="T28">Valores primitivos são armazenados diretamente no objeto variável, enquanto os valores de referência são criados como ponteiros no objeto variável.</text:span></text:p>
      <text:p text:style-name="P16"><text:span text:style-name="T28"/></text:p>
      <text:p text:style-name="P18"><text:span text:style-name="T28"><text:tab/></text:span><text:span text:style-name="T17">Tipos Primitivos</text:span></text:p>
      <text:p text:style-name="P23"><text:span text:style-name="T43"><text:tab/>Há 5 tipos primitivos em JavaScript. E todos os tipos primitivos são imutávei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Boolean</text:p>
          </table:table-cell>
          <table:table-cell table:style-name="Table1.A1" office:value-type="string">
            <text:p text:style-name="P9">True ou false</text:p>
          </table:table-cell>
        </table:table-row>
        <table:table-row>
          <table:table-cell table:style-name="Table1.A1" office:value-type="string">
            <text:p text:style-name="P10">Number</text:p>
          </table:table-cell>
          <table:table-cell table:style-name="Table1.A1" office:value-type="string">
            <text:p text:style-name="P9">Qualquer valor numérico inteiro ou de ponto flutuante.</text:p>
          </table:table-cell>
        </table:table-row>
        <table:table-row>
          <table:table-cell table:style-name="Table1.A1" office:value-type="string">
            <text:p text:style-name="P10">String</text:p>
          </table:table-cell>
          <table:table-cell table:style-name="Table1.A1" office:value-type="string">
            <text:p text:style-name="P9">Um caracter ou sequência de caracteres limitados por aspas.</text:p>
          </table:table-cell>
        </table:table-row>
        <table:table-row>
          <table:table-cell table:style-name="Table1.A1" office:value-type="string">
            <text:p text:style-name="P10">Null</text:p>
          </table:table-cell>
          <table:table-cell table:style-name="Table1.A1" office:value-type="string">
            <text:p text:style-name="P9">Tem apenas o valor: null (Utilizado para representar a ausência intencional de um valor de objeto).</text:p>
          </table:table-cell>
        </table:table-row>
        <table:table-row>
          <table:table-cell table:style-name="Table1.A1" office:value-type="string">
            <text:p text:style-name="P10">Undefined</text:p>
          </table:table-cell>
          <table:table-cell table:style-name="Table1.A1" office:value-type="string">
            <text:p text:style-name="P9">Tem apenas o valor: undefined (Utilizado quando uma variável não teve valor atribuído).</text:p>
          </table:table-cell>
        </table:table-row>
      </table:table>
      <text:p text:style-name="P23"/>
      <text:p text:style-name="P24"><text:tab/><text:span text:style-name="T15">Exemplos</text:span></text:p>
      <text:p text:style-name="P24"><text:tab/><text:span text:style-name="T44">String</text:span> → var name = ‘Anderson’;</text:p>
      <text:p text:style-name="P24"><text:tab/><text:span text:style-name="T44">Number</text:span> → var count = 43; var cost = 1.55;</text:p>
      <text:p text:style-name="P24"><text:tab/><text:span text:style-name="T44">Boolean</text:span> <text:s/>→ var found = true;</text:p>
      <text:p text:style-name="P25"><text:tab/><text:span text:style-name="T45">Null</text:span><text:span text:style-name="T46"> </text:span><text:s/>→ <text:span text:style-name="T46">var object = null;</text:span></text:p>
      <text:p text:style-name="P25"><text:tab/><text:span text:style-name="T45">Undefined</text:span><text:span text:style-name="T46"> </text:span><text:s/>→ <text:span text:style-name="T46">var flag = undefined; var flag;</text:span></text:p>
      <text:p text:style-name="P25"/>
      <text:p text:style-name="P25"><text:tab/><text:span text:style-name="T47">Em JavaScript, assim como em muitas outras linguagens, as variáveis que armazenam um primitivo contêm diretamente o valor primitivo (em vez de conter um ponteiro para um objeto).</text:span></text:p>
      <text:p text:style-name="P26"><text:soft-page-break/><text:tab/>Neste <text:span text:style-name="T48">exemplo abaixo</text:span>, color1 é definida como “red”. A variável color2 então recebe o valor de color1, o que faz com que “red” seja armazenadoem color2. Embora color1 e color2 contenham o mesmo valor, elas são completamente diferentes uma da outra. Podendo você mudar o valor de color1 sem afetar o valor de color2 e vice-versa.</text:p>
      <text:p text:style-name="P26"/>
      <text:p text:style-name="P26"><text:tab/>var color1 = “red”;</text:p>
      <text:p text:style-name="P26"><text:tab/>var color2 = color1;</text:p>
      <text:p text:style-name="P26"/>
      <text:p text:style-name="P26"><text:tab/><text:span text:style-name="T48">Como cada variável que contém um valor primitivo usa seu próprio espaço de armazenamento, as alterações em uma variável não afetam a outra. No console do navegador digite:</text:span></text:p>
      <text:p text:style-name="P26"/>
      <text:p text:style-name="P26"><text:tab/>var color1 = “red”;</text:p>
      <text:p text:style-name="P26"><text:tab/>var color2 = color1;</text:p>
      <text:p text:style-name="P27"><text:tab/>console.log(color1); // red</text:p>
      <text:p text:style-name="P27"><text:tab/>console.log(color2); // red</text:p>
      <text:p text:style-name="P27"><text:tab/>color1 = “blue”;</text:p>
      <text:p text:style-name="P27"><text:tab/>console.log(color1); // blue</text:p>
      <text:p text:style-name="P27"><text:tab/>console.log(color2); // red</text:p>
      <text:p text:style-name="P27"/>
      <text:p text:style-name="P19"><text:span text:style-name="T17"><text:tab/></text:span><text:span text:style-name="T18">Identificando Tipos Primitivos</text:span></text:p>
      <text:p text:style-name="P19"><text:span text:style-name="T18"><text:tab/></text:span><text:span text:style-name="T31">A melhor maneira de identificar tipos primitivos </text:span><text:span text:style-name="T38">é</text:span><text:span text:style-name="T31"> por meio do operador </text:span><text:span text:style-name="T18">typeof</text:span><text:span text:style-name="T31">, que funciona com qualquer variável e retorna uma string. Este operador funciona muito bem com String, Numbers e Undefined. O código a seguir mostra a saída em diferentes valores primitivos.</text:span></text:p>
      <text:p text:style-name="P19"><text:span text:style-name="T31"/></text:p>
      <text:p text:style-name="P19"><text:span text:style-name="T31"><text:tab/></text:span><text:span text:style-name="T32">console.log(</text:span><text:span text:style-name="T31">typeof “Anderson”</text:span><text:span text:style-name="T32">); // </text:span><text:span text:style-name="T31">string</text:span></text:p>
      <text:p text:style-name="P19"><text:span text:style-name="T49"><text:tab/></text:span>console.log(<text:span text:style-name="T49">typeof 10</text:span>); // <text:span text:style-name="T49">number</text:span></text:p>
      <text:p text:style-name="P19"><text:span text:style-name="T31"><text:tab/></text:span><text:span text:style-name="T32">console.log(</text:span><text:span text:style-name="T31">typeof 5.1</text:span><text:span text:style-name="T32">); // </text:span><text:span text:style-name="T31">number</text:span></text:p>
      <text:p text:style-name="P19"><text:span text:style-name="T32"><text:tab/>console.log(</text:span><text:span text:style-name="T31">typeof true</text:span><text:span text:style-name="T32">); // </text:span><text:span text:style-name="T31">boolean</text:span></text:p>
      <text:p text:style-name="P19"><text:span text:style-name="T32"><text:tab/>console.log(</text:span><text:span text:style-name="T31">typeof undefined</text:span><text:span text:style-name="T32">); // </text:span><text:span text:style-name="T31"><text:s/>undefined</text:span></text:p>
      <text:p text:style-name="P19"><text:span text:style-name="T31"/></text:p>
      <text:p text:style-name="P19"><text:soft-page-break/><text:span text:style-name="T31"><text:tab/></text:span><text:span text:style-name="T33">Como esperado, </text:span><text:span text:style-name="T42">typeof</text:span><text:span text:style-name="T33"> retorna uma string com o tipo da variável. A única parte confusa, seria o tipo null. </text:span></text:p>
      <text:p text:style-name="P19"><text:span text:style-name="T33"/></text:p>
      <text:p text:style-name="P20"><text:span text:style-name="T33"><text:tab/></text:span><text:span text:style-name="T32">console.log(</text:span><text:span text:style-name="T31">typeof </text:span><text:span text:style-name="T33">null</text:span><text:span text:style-name="T32">); // </text:span><text:span text:style-name="T31"><text:s/></text:span><text:span text:style-name="T33">object</text:span></text:p>
      <text:p text:style-name="P20"><text:span text:style-name="T33"/></text:p>
      <text:p text:style-name="P20"><text:span text:style-name="T33"><text:tab/></text:span><text:span text:style-name="T34">Mas porque é um objeto, se o tipo é null? (De fato isso é reconhecido como um erro pelo TC39, que é o comitê que faz o design e mantém o JavaScript). Você poderia argumentar que null é uma referência à um objeto vazio, fazendo com que object seja um valor de retorno correto, poré ainda assim é confuso.</text:span></text:p>
      <text:p text:style-name="P20"><text:span text:style-name="T34"><text:tab/>A melhor maneira de determinar se um valor é null é compará-lo diretamente com null, desta maneira:</text:span></text:p>
      <text:p text:style-name="P20"><text:span text:style-name="T34"><text:tab/></text:span></text:p>
      <text:p text:style-name="P20"><text:span text:style-name="T34"><text:tab/>console.log(value === null); // true ou false</text:span></text:p>
      <text:p text:style-name="P20"><text:span text:style-name="T34"/></text:p>
      <text:p text:style-name="P21"><text:span text:style-name="T18"><text:tab/></text:span><text:span text:style-name="T19">Métodos Primitivos</text:span></text:p>
      <text:p text:style-name="P28"><text:span text:style-name="T15"><text:tab/></text:span><text:span text:style-name="T29">Apesar de serem primitivos, strings, numbers e booleans contêm métodos. (Null e Undefined não contêm). As Strings em particular, têm vários métodos para ajudar a você a trabalhar com elas.</text:span></text:p>
      <text:p text:style-name="P28"><text:span text:style-name="T29"/></text:p>
      <text:p text:style-name="P28"><text:span text:style-name="T35"><text:tab/>var </text:span><text:span text:style-name="T29">name</text:span><text:span text:style-name="T35"> = “</text:span><text:span text:style-name="T29">Anderson</text:span><text:span text:style-name="T35">”;</text:span></text:p>
      <text:p text:style-name="P28"><text:span text:style-name="T35"><text:tab/></text:span><text:span text:style-name="T29">var lowerCaseName = name.toLowerCase(); // Converte para minúsculo</text:span></text:p>
      <text:p text:style-name="P28"><text:span text:style-name="T35"><text:tab/></text:span><text:span text:style-name="T29">var firstLetter = name.charAt(0); // Obtém o primeiro caracter</text:span></text:p>
      <text:p text:style-name="P28"><text:span text:style-name="T35"><text:tab/></text:span><text:span text:style-name="T29">var middleOfName = name.substring(2, 5); // Obtém os caracteres de 2 a 4</text:span></text:p>
      <text:p text:style-name="P28"><text:span text:style-name="T29"/></text:p>
      <text:p text:style-name="P28"><text:span text:style-name="T29"><text:tab/>var age = 43;</text:span></text:p>
      <text:p text:style-name="P28"><text:span text:style-name="T29"><text:tab/>var fixedAge = age.toFixed(2); // Converte para “43.00”</text:span></text:p>
      <text:p text:style-name="P28"><text:span text:style-name="T29"><text:tab/>var hexAge = age.toString(16); // Converte para “2b”</text:span></text:p>
      <text:p text:style-name="P28"><text:span text:style-name="T29"/></text:p>
      <text:p text:style-name="P7"><text:span text:style-name="T29"><text:tab/>var flag = true;</text:span></text:p>
      <text:p text:style-name="P28"><text:span text:style-name="T29"><text:tab/>var stringFlag = flag.toString(); // Converte para “true”</text:span></text:p>
      <text:p text:style-name="P28"><text:span text:style-name="T29"/></text:p>
      <text:p text:style-name="P28"><text:span text:style-name="T37">* </text:span><text:span text:style-name="T36">Lembre-se apesar de terem m[etodos, os valores primitivos não são objetos.</text:span></text:p>
      <text:p text:style-name="P22"><text:soft-page-break/><text:span text:style-name="T18"><text:tab/><text:line-break/><text:tab/></text:span><text:span text:style-name="T20">Tipos de Referência</text:span></text:p>
      <text:p text:style-name="P29"><text:span text:style-name="T36"><text:tab/></text:span><text:span text:style-name="T37">Os tipos de referência representam objetos em JavaScript e são o recurso encontrado na linguagem em que mais se assemelha às classes</text:span><text:span text:style-name="T36">. </text:span><text:span text:style-name="T37">Valores de referência são </text:span><text:span text:style-name="T24">instâncias </text:span><text:span text:style-name="T37">de tipos de referência e são sinônimos de objetos. </text:span></text:p>
      <text:p text:style-name="P29"><text:span text:style-name="T37"><text:tab/>Um </text:span><text:span text:style-name="T20">objeto</text:span><text:span text:style-name="T37"> é uma lista não ordenada de </text:span><text:span text:style-name="T20">propriedades</text:span><text:span text:style-name="T24"> </text:span><text:span text:style-name="T37">constituídas de um nome (sempre string) e um valor. Quando esse valor de uma propriedade for uma função, chamamos de </text:span><text:span text:style-name="T20">métodos</text:span><text:span text:style-name="T37">.</text:span></text:p>
      <text:p text:style-name="P29"><text:span text:style-name="T37"/></text:p>
      <text:p text:style-name="P8"><text:span text:style-name="T18"><text:tab/></text:span><text:span text:style-name="T22">Criando Objetos</text:span></text:p>
      <text:p text:style-name="P30"><text:span text:style-name="T36"><text:tab/></text:span><text:span text:style-name="T39">Existem algumas maneiras de criar, ou seja, de </text:span><text:span text:style-name="T22">instanciar</text:span><text:span text:style-name="T39"> um objeto. A primeira é por meio do um operador </text:span><text:span text:style-name="T22">new</text:span><text:span text:style-name="T39"> e um </text:span><text:span text:style-name="T22">construtor</text:span><text:span text:style-name="T39">. Um construtor é simplesmente uma função que usa o new para criar um objeto – qualquer função pode ser um construtor. </text:span></text:p>
      <text:p text:style-name="P30"><text:span text:style-name="T39"><text:tab/>Por convenção, em JavaScript os construtores iniciam com uma letra em maiúscula para distinguí-losde funções que não são construtoras. Neste exemplo criamos um objeto genérico e armazenamos uma referência a ele em object.</text:span></text:p>
      <text:p text:style-name="P30"><text:span text:style-name="T39"/></text:p>
      <text:p text:style-name="P30"><text:span text:style-name="T39"><text:tab/>var object = new Object();</text:span></text:p>
      <text:p text:style-name="P30"><text:span text:style-name="T39"/></text:p>
      <text:p text:style-name="P30"><text:span text:style-name="T39"><text:tab/>Os tipos de referência não armazenam o objeto diretamente na variável à qual ele foi atribuído, portanto a variável object nesse exemplo não contém a instância do objeto. Ela armazena um ponteiro para esta posição de memória em que este objeto está. Quando um objeto for atribuído a uma variável, </text:span><text:span text:style-name="T40">você estará, na verdade atribuindo-lhe um ponteiro.</text:span></text:p>
      <text:p text:style-name="P28"><text:span text:style-name="T36"/></text:p>
      <text:p text:style-name="P31"><text:span text:style-name="T36"><text:tab/></text:span><text:span text:style-name="T39">var object</text:span><text:span text:style-name="T41">1</text:span><text:span text:style-name="T39"> = new Object();</text:span></text:p>
      <text:p text:style-name="P31"><text:span text:style-name="T39"><text:tab/>var object</text:span><text:span text:style-name="T41">2</text:span><text:span text:style-name="T39"> = </text:span><text:span text:style-name="T41">object1</text:span><text:span text:style-name="T39">;</text:span></text:p>
      <text:p text:style-name="P31"><text:span text:style-name="T39"/></text:p>
      <text:p text:style-name="P31"><text:span text:style-name="T39"><text:tab/></text:span><text:span text:style-name="T23">Removendo a referência a objeto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1:40:30.132000000</meta:creation-date>
    <dc:date>2023-12-07T21:36:32.712000000</dc:date>
    <meta:editing-duration>PT4H11M32S</meta:editing-duration>
    <meta:editing-cycles>30</meta:editing-cycles>
    <meta:generator>LibreOffice/7.6.2.1$Windows_X86_64 LibreOffice_project/56f7684011345957bbf33a7ee678afaf4d2ba333</meta:generator>
    <meta:document-statistic meta:table-count="1" meta:image-count="0" meta:object-count="0" meta:page-count="5" meta:paragraph-count="85" meta:word-count="1213" meta:character-count="7727" meta:non-whitespace-character-count="6525"/>
  </office:meta>
</office:document-meta>
</file>